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2-180_items-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 am very accepting and flexible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like mental challenge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rarely get bored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en I have had enough of something, I move on to something else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ing well-organized helps me get more don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ry to follow the rules, but sometimes need to break them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to push myself and others beyond our comfort zones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urrent events sometimes make me depressed and even upse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sometimes find it difficult to watch violence on TV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 can be difficult getting started, but once I'm going it's hard to stop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ork hard and expect my efforts to be appreciated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upbeat and energetic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pend most of my time trying to understand thing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doubt those in authority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end to follow the rule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end to see life from a zero-sum, winner-take-all perspective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unique and tend to be a bit of a non-conformis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like to make other people happy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daptable and don't mind following another person's lead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ill continue working even when I don't feel well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ven enough time, I can solve highly complex problems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lways try to break the tension with a good joke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uspect that fake, pretentious people are hiding something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keep my belongings in order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daydream about being in love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 be argumentative and am not afraid to fight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can be sensitive at times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ople often seem to know that it's safe to confide in m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enjoy reading, learning, and watching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n be a workaholic and am happiest when working towards a goal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ar of being taken advantage of keeps me from being more trusting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strive for efficiency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don't like to be fenced in with obligation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an be vocal and temperamental when things aren't going my way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's nice to win people over to my side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fun to be like a fly on the wall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keep my thoughts to myself, to prevent trouble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n independent person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willing to work late to meet deadlines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ometimes try to help people who really want to be left alon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get input from others before I make a decision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 keep a conversation going with anyone about anything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ometimes enjoy being somewhat of a contraria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come out of my shell only around those with shared interests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want to help the homeless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at doesn't kill you, makes you stronger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 is important for me to be comfortable, both mentally and physically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ill sometimes take responsibility when others won't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loyal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not stand being bored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hedules and to-do lists help me keep on track and get things done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wds tend to wear me out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metimes I feel lonely and misunderstood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often prioritize others' needs over my own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sometimes feel protective of my friends and family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hate to make mistakes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supportive and a good listener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must always be having new experiences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work hard and am supportive of others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end to make a good first impression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like sincere people who have integrity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put family first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naturally emerge as a leader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spend hours alone with my hobbie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worry about many things, especially inconsistencie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n active person and have a busy schedule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"walk on the sunny side of life"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ney is important to my happiness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ometimes get lost in a pit of depression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“It is better to give than to receive”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independent and my own bos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conform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punctual and prefer being early to being late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prefer ideas to material possessions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rebound quickly from bad experiences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eeling successful is one of the best feelings I've ever had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enjoy being in harmony with people and natur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 romantic and long to find my soul mate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have difficulty saying no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prefer it when leaders are decisive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often have to redo other peoples work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usually a bit more serious than other people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 groups I tend to be silent and invisibl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like to stand out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love adventure and new experience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an be indecisive at tim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 feels good to have people over and entertain them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emotional and my feelings are easily hur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ake things seriously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end to be suspicious of others' hidden motive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y skin is thicker than most others'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 is good to wake up to a full day of planned activities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ce I get going on something, it can be hard to change cours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extraverted and feel comfortable in crowd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's easy for me to understand others' viewpoints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 warms my heart to think I helped someone feel better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 perfectionist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feel that only a very few people are truly worthy of my admiration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 be controlling at times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hide my self-doubt and insecurities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have a very active internal dialogu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uninhibited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void confrontation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look down on weak people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hate to feel lonely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lert and cautious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really enjoy feeling bitter sweet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practical and realistic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not afraid to cut corners occasionally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try to be likeable and tend to like others as well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at peace with myself and most other peopl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metimes I hide my inner conflict behind a calm exterior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overindulge at time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y relationships with others are what my life is about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persistent: "when the going gets tough, the tough get going"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in touch with my values and needs, and they drive my decisions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have a solid sense of what's right and wrong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want to be the best at what I do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 most situations I am cool, calm, and collected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have a hard time showing emotion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have a variety of interest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like it when people respond positively to my encouragement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tend to be self-conscious, but do my best to hide it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ce guys finish last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tend to do my best work when left alone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do my best to keep my word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frequently finish projects early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thorough and detail-oriented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's pointless to stress out about things you can't chang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ould rather brainstorm ideas than actually implement them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get lots of satisfaction from helping others achieve their goals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<text:span text:style-name="T1">I tell people exactly what I think and </text:span>don't "pull punches"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like it when people understand me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ving a mission is key to making life worthwhil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sometimes worry, even when things are going well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ove it when things are going well and I'm in the flow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ometimes lose track of time while getting lost in my work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en other people are arguing, I leave the room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greeable and tend to adapt to those around me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 a fight, I will not surrender until I absolutely have to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trary to what the "experts" say, I am able to multitask efficiently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be intuitive and idealistic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honest, sincere, and value fairnes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ite my best efforts, I occasionally fall for scam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individualistic and not afraid to be different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have a positive outlook on lif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hen things aren't going well, I do not hesitate to change course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want people to tell me the truth, not spare my feelings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enjoy expressing my feelings and tend to "wear my heart on my sleeve"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enjoy traveling and experiencing different cultures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ide with the rebels over the establishment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articulate and care about grammar, spelling, and punctuation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careful and fearful of embarassment for making mistake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 be cynical and skpetical of others' expertise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reject attempts to control m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be assertive and even aggressive at time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prefer that relationships be harmonious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fearless and willing to take risk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competent and efficient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have a vivid imaginatio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 an effort to avoid criticism, I often conform to others' expectation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to double-check my work before moving on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 private person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work hard and am protective of the ones I love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's easier to do quick unimportant tasks than the big important on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thoughtful and often generous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easily distracted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don't mind sulking and wallowing in negativity when I feel dow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put work first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ee things as being mostly black-and-white - they are good or bad, right or wrong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can sometimes be my own worst enemy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decisive and unshakeable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very curious and tend to know about a variety of things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n be a bit of a packrat at tim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uninhibited and feel free to speak my mind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ry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like to stay busy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tend to be friendly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doubt myself -- and most everyone else as well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a conversation where no one agrees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'combo-2-180_items-best'.A3:'combo-2-180_items-best'.C1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4T17:31:49.526635336</dc:date>
    <meta:editing-duration>P1DT5M58S</meta:editing-duration>
    <meta:editing-cycles>175</meta:editing-cycles>
    <meta:document-statistic meta:table-count="1" meta:cell-count="540" meta:object-count="0"/>
  </office:meta>
</office:document-meta>
</file>